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2"/>
    <style:style style:name="ce3" style:family="table-cell" style:parent-style-name="Default" style:data-style-name="N14"/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588125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4.524375cm"/>
    </style:style>
    <style:style style:name="co7" style:family="table-column">
      <style:table-column-properties fo:break-before="auto" style:column-width="4.7625cm"/>
    </style:style>
    <style:style style:name="co8" style:family="table-column">
      <style:table-column-properties fo:break-before="auto" style:column-width="5.21229166666667cm"/>
    </style:style>
    <style:style style:name="co9" style:family="table-column">
      <style:table-column-properties fo:break-before="auto" style:column-width="0.899583333333333cm"/>
    </style:style>
    <style:style style:name="co10" style:family="table-column">
      <style:table-column-properties fo:break-before="auto" style:column-width="38.020625cm"/>
    </style:style>
    <style:style style:name="co11" style:family="table-column">
      <style:table-column-properties fo:break-before="auto" style:column-width="47.3339583333333cm"/>
    </style:style>
    <style:style style:name="co12" style:family="table-column">
      <style:table-column-properties fo:break-before="auto" style:column-width="4.445cm"/>
    </style:style>
    <style:style style:name="co13" style:family="table-column">
      <style:table-column-properties fo:break-before="auto" style:column-width="5.000625cm"/>
    </style:style>
    <style:style style:name="co14" style:family="table-column">
      <style:table-column-properties fo:break-before="auto" style:column-width="5.318125cm"/>
    </style:style>
    <style:style style:name="co15" style:family="table-column">
      <style:table-column-properties fo:break-before="auto" style:column-width="4.18041666666667cm"/>
    </style:style>
    <style:style style:name="co16" style:family="table-column">
      <style:table-column-properties fo:break-before="auto" style:column-width="4.49791666666667cm"/>
    </style:style>
    <style:style style:name="co17" style:family="table-column">
      <style:table-column-properties fo:break-before="auto" style:column-width="4.10104166666667cm"/>
    </style:style>
    <style:style style:name="co18" style:family="table-column">
      <style:table-column-properties fo:break-before="auto" style:column-width="4.1275cm"/>
    </style:style>
    <style:style style:name="co19" style:family="table-column">
      <style:table-column-properties fo:break-before="auto" style:column-width="4.60375cm"/>
    </style:style>
    <style:style style:name="co2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holarship-fu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63" table:default-cell-style-name="ce1"/>
        <table:table-row table:style-name="ro1">
          <table:table-cell office:value-type="string" table:style-name="ce1">
            <text:p>1 - Fund ID</text:p>
          </table:table-cell>
          <table:table-cell office:value-type="string" table:style-name="ce1">
            <text:p>2 - Fund Description</text:p>
          </table:table-cell>
          <table:table-cell office:value-type="string" table:style-name="ce1">
            <text:p>3 - Unit</text:p>
          </table:table-cell>
          <table:table-cell office:value-type="string" table:style-name="ce1">
            <text:p>4 - Department</text:p>
          </table:table-cell>
          <table:table-cell office:value-type="string" table:style-name="ce1">
            <text:p>5 - Budget Division</text:p>
          </table:table-cell>
          <table:table-cell office:value-type="string" table:style-name="ce1">
            <text:p>5 - Fund Category</text:p>
          </table:table-cell>
          <table:table-cell office:value-type="string" table:style-name="ce1">
            <text:p>6 - Faculty-Student Support</text:p>
          </table:table-cell>
          <table:table-cell office:value-type="string" table:style-name="ce1">
            <text:p>6 - Scholarship Award Authority</text:p>
          </table:table-cell>
          <table:table-cell office:value-type="string" table:style-name="ce1">
            <text:p>7 - Research Trust Fund Description</text:p>
          </table:table-cell>
          <table:table-cell office:value-type="string" table:style-name="ce1">
            <text:p>8 - Fund Restriction Notes</text:p>
          </table:table-cell>
          <table:table-cell office:value-type="string" table:style-name="ce1">
            <text:p>9 - Extenstion Fund Type</text:p>
          </table:table-cell>
          <table:table-cell office:value-type="string" table:style-name="ce1">
            <text:p>9 - Spend Amount</text:p>
          </table:table-cell>
          <table:table-cell office:value-type="string" table:style-name="ce1">
            <text:p>AGG(3 - Percent Cash by MV)</text:p>
          </table:table-cell>
          <table:table-cell office:value-type="string" table:style-name="ce1">
            <text:p>SUM(1 - Net Available Cash)</text:p>
          </table:table-cell>
          <table:table-cell office:value-type="string" table:style-name="ce1">
            <text:p>SUM(2 - Market Value)</text:p>
          </table:table-cell>
          <table:table-cell office:value-type="string" table:style-name="ce1">
            <text:p>SUM(3 - Historical Gift Value)</text:p>
          </table:table-cell>
          <table:table-cell office:value-type="string" table:style-name="ce1">
            <text:p>SUM(3 - This FY Expenses)</text:p>
          </table:table-cell>
          <table:table-cell office:value-type="string" table:style-name="ce1">
            <text:p>SUM(4 - Last FY Expenses)</text:p>
          </table:table-cell>
          <table:table-cell office:value-type="string" table:style-name="ce1">
            <text:p>SUM(5 - 2 FY Ago Expenses)</text:p>
          </table:table-cell>
          <table:table-cell office:value-type="string" table:style-name="ce1">
            <text:p>SUM(5 - 3 FY Ago Expenses)</text:p>
          </table:table-cell>
          <table:table-cell office:value-type="string" table:style-name="ce1">
            <text:p>SUM(5 - 4 FY Ago Expenses)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S844</text:p>
          </table:table-cell>
          <table:table-cell office:value-type="string" table:style-name="ce1">
            <text:p>Blake E. Fought Memorial Scholarship</text:p>
          </table:table-cell>
          <table:table-cell office:value-type="string" table:style-name="ce1">
            <text:p>ALA - Alumni Association (ALA)</text:p>
          </table:table-cell>
          <table:table-cell office:value-type="string" table:style-name="ce1">
            <text:p>999 - ZZZ Default(999)</text:p>
          </table:table-cell>
          <table:table-cell office:value-type="string" table:style-name="ce1">
            <text:p>Financial Aid (FAD)</text:p>
          </table:table-cell>
          <table:table-cell office:value-type="string" table:style-name="ce1">
            <text:p>Student Aid (Permanent)</text:p>
          </table:table-cell>
          <table:table-cell office:value-type="string" table:style-name="ce1">
            <text:p>Scholarship</text:p>
          </table:table-cell>
          <table:table-cell office:value-type="string" table:style-name="ce1">
            <text:p>FAD - Financial Ai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his endowment shall provide undergraduate scholarships for students who are nonresidents of West Virginia enrolled at WVU living in the geographic area served by the Chapter. <text:s/>High schools in the Chapter's immediate service area as well as the counties in the Chapter's full service area, for purposes of qualifying students who self-identify via the Private Scholarship Information webpage, will be provided and updated by the Chapter. <text:s/>Recipients shall have demonstrated academic achievement and financial need with awards being made by weighing each criterion equally. <text:s/>A student who is a recipient one-year is eligible for consideration in any succeeding year, but is limited to not more than two consecutive award cycles. <text:s/>Recipients shall be determined by the appropriate officials in the WVU Office of Student Financial Aid. <text:s/>Two equal scholarships of a minimum of $500.00 shall be awarded yearly until such time as the endowment can support additional recipients. <text:s/>Each award shall not exceed tuition and fees per recipient. <text:s/>Scholarships shall be awarded in the name of Blake E. Fought.</text:p>
          </table:table-cell>
          <table:table-cell table:style-name="ce1"/>
          <table:table-cell office:value-type="currency" office:value="0" table:style-name="ce2">
            <text:p>$0.00<text:s/></text:p>
          </table:table-cell>
          <table:table-cell office:value-type="percentage" office:value="0.68689999999999996" table:style-name="ce3">
            <text:p>68.69%</text:p>
          </table:table-cell>
          <table:table-cell office:value-type="currency" office:value="902.64" table:style-name="ce2">
            <text:p>$902.64<text:s/></text:p>
          </table:table-cell>
          <table:table-cell office:value-type="currency" office:value="1314.04" table:style-name="ce2">
            <text:p>$1,314.04<text:s/></text:p>
          </table:table-cell>
          <table:table-cell office:value-type="currency" office:value="2065.29" table:style-name="ce2">
            <text:p>$2,065.29<text:s/></text:p>
          </table:table-cell>
          <table:table-cell office:value-type="currency" office:value="0" table:style-name="ce2">
            <text:p>$0.00<text:s/></text:p>
          </table:table-cell>
          <table:table-cell office:value-type="currency" office:value="1500" table:style-name="ce2">
            <text:p>$1,500.00<text:s/></text:p>
          </table:table-cell>
          <table:table-cell office:value-type="currency" office:value="2500" table:style-name="ce2">
            <text:p>$2,500.00<text:s/></text:p>
          </table:table-cell>
          <table:table-cell office:value-type="currency" office:value="2000" table:style-name="ce2">
            <text:p>$2,000.00<text:s/></text:p>
          </table:table-cell>
          <table:table-cell office:value-type="currency" office:value="0" table:style-name="ce2">
            <text:p>$0.00<text:s/>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S844</text:p>
          </table:table-cell>
          <table:table-cell office:value-type="string" table:style-name="ce1">
            <text:p>Blake E. Fought Memorial Scholarship</text:p>
          </table:table-cell>
          <table:table-cell office:value-type="string" table:style-name="ce1">
            <text:p>ALA - Alumni Association (ALA)</text:p>
          </table:table-cell>
          <table:table-cell office:value-type="string" table:style-name="ce1">
            <text:p>999 - ZZZ Default(999)</text:p>
          </table:table-cell>
          <table:table-cell office:value-type="string" table:style-name="ce1">
            <text:p>Financial Aid (FAD)</text:p>
          </table:table-cell>
          <table:table-cell office:value-type="string" table:style-name="ce1">
            <text:p>Student Aid (Permanent)</text:p>
          </table:table-cell>
          <table:table-cell office:value-type="string" table:style-name="ce1">
            <text:p>Scholarship</text:p>
          </table:table-cell>
          <table:table-cell office:value-type="string" table:style-name="ce1">
            <text:p>FAD - Financial Ai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his endowment shall provide undergraduate scholarships for students who are nonresidents of West Virginia enrolled at WVU living in the geographic area served by the Chapter. <text:s/>High schools in the Chapter's immediate service area as well as the counties in the Chapter's full service area, for purposes of qualifying students who self-identify via the Private Scholarship Information webpage, will be provided and updated by the Chapter. <text:s/>Recipients shall have demonstrated academic achievement and financial need with awards being made by weighing each criterion equally. <text:s/>A student who is a recipient one-year is eligible for consideration in any succeeding year, but is limited to not more than two consecutive award cycles. <text:s/>Recipients shall be determined by the appropriate officials in the WVU Office of Student Financial Aid. <text:s/>Two equal scholarships of a minimum of $500.00 shall be awarded yearly until such time as the endowment can support additional recipients. <text:s/>Each award shall not exceed tuition and fees per recipient. <text:s/>Scholarships shall be awarded in the name of Blake E. Fought.</text:p>
          </table:table-cell>
          <table:table-cell table:style-name="ce1"/>
          <table:table-cell office:value-type="currency" office:value="2635.59" table:style-name="ce2">
            <text:p>$2,635.59<text:s/></text:p>
          </table:table-cell>
          <table:table-cell office:value-type="percentage" office:value="6.7100000000000007E-2" table:style-name="ce3">
            <text:p>6.71%</text:p>
          </table:table-cell>
          <table:table-cell office:value-type="currency" office:value="4374.6099999999997" table:style-name="ce2">
            <text:p>$4,374.61<text:s/></text:p>
          </table:table-cell>
          <table:table-cell office:value-type="currency" office:value="65161.51" table:style-name="ce2">
            <text:p>$65,161.51<text:s/></text:p>
          </table:table-cell>
          <table:table-cell office:value-type="currency" office:value="51945.97" table:style-name="ce2">
            <text:p>$51,945.97<text:s/></text:p>
          </table:table-cell>
          <table:table-cell office:value-type="currency" office:value="0" table:style-name="ce2">
            <text:p>$0.00<text:s/></text:p>
          </table:table-cell>
          <table:table-cell office:value-type="currency" office:value="0" table:style-name="ce2">
            <text:p>$0.00<text:s/></text:p>
          </table:table-cell>
          <table:table-cell office:value-type="currency" office:value="0" table:style-name="ce2">
            <text:p>$0.00<text:s/></text:p>
          </table:table-cell>
          <table:table-cell office:value-type="currency" office:value="0" table:style-name="ce2">
            <text:p>$0.00<text:s/></text:p>
          </table:table-cell>
          <table:table-cell office:value-type="currency" office:value="1000" table:style-name="ce2">
            <text:p>$1,000.00<text:s/></text:p>
          </table:table-cell>
          <table:table-cell table:number-columns-repeated="16363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currency-style style:name="N12P0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2">
      <style:text-properties fo:color="#FF0000"/>
      <number:text>(</number:text>
      <number:currency-symbol>$</number:currency-symbol>
      <number:number number:decimal-places="2" number:min-decimal-places="2" number:min-integer-digits="1" number:grouping="true"/>
      <number:text>)</number:text>
      <style:map style:condition="value()&gt;=0" style:apply-style-name="N12P0"/>
    </number:currency-style>
    <number:percentage-style style:name="N14">
      <number:number number:decimal-places="2" number:min-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Timothy Casten</dc:creator>
    <meta:creation-date>2025-09-26T21:52:19Z</meta:creation-date>
    <dc:date>2025-09-26T21:52:19Z</dc:date>
  </office:meta>
</office:document-meta>
</file>